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755" officeooo:paragraph-rsid="00159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:</text:p>
      <text:p text:style-name="P1"/>
      <text:p text:style-name="P1">text</text:p>
      <text:p text:style-name="P1"><text:a xlink:type="simple" xlink:href="http://islamdag.ru/lichnosti/45205" text:style-name="Internet_20_link" text:visited-style-name="Visited_20_Internet_20_Link">article</text:a></text:p>
      <text:p text:style-name="P1"/>
      <text:p text:style-name="P1">video</text:p>
      <text:p text:style-name="P1"><text:a xlink:type="simple" xlink:href="https://youtu.be/MCW_wp0dgF4" text:style-name="Internet_20_link" text:visited-style-name="Visited_20_Internet_20_Link">ancient</text:a></text:p>
      <text:p text:style-name="P1"><text:a xlink:type="simple" xlink:href="https://youtu.be/ga1xnnWSeRA" text:style-name="Internet_20_link" text:visited-style-name="Visited_20_Internet_20_Link">modern</text:a></text:p>
      <text:p text:style-name="P1"/>
      <text:p text:style-name="P1">image</text:p>
      <text:p text:style-name="P1"><text:a xlink:type="simple" xlink:href="https://kulturologia.ru/blogs/050617/34817/" text:style-name="Internet_20_link" text:visited-style-name="Visited_20_Internet_20_Link">article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5:51:59.263244851</meta:creation-date>
    <dc:date>2019-02-18T05:54:16.111289312</dc:date>
    <meta:editing-duration>PT6S</meta:editing-duration>
    <meta:editing-cycles>1</meta:editing-cycles>
    <meta:document-statistic meta:table-count="0" meta:image-count="0" meta:object-count="0" meta:page-count="1" meta:paragraph-count="8" meta:word-count="8" meta:character-count="47" meta:non-whitespace-character-count="47"/>
    <meta:generator>LibreOffice/6.1.4.2$Linux_X86_64 LibreOffice_project/10$Build-2</meta:generator>
  </office:meta>
</office:document-meta>
</file>